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ffff" draw:textarea-horizontal-align="justify" draw:textarea-vertical-align="middle" draw:auto-grow-height="false" fo:min-height="6.418cm" fo:min-width="15.057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7cm" svg:height="6.668cm" svg:x="2.27cm" svg:y="9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358cm" svg:x="8.93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8.93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2.358cm" svg:x="3.85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3.85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4.01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4.0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588cm" svg:y1="11.16cm" svg:x2="3.858cm" svg:y2="11.16cm">
          <text:p/>
        </draw:line>
        <draw:line draw:style-name="gr5" draw:text-style-name="P3" draw:layer="layout" svg:x1="2.588cm" svg:y1="14.97cm" svg:x2="3.858cm" svg:y2="14.97cm">
          <text:p/>
        </draw:line>
        <draw:line draw:style-name="gr6" draw:text-style-name="P3" draw:layer="layout" svg:x1="6.398cm" svg:y1="11.16cm" svg:x2="8.938cm" svg:y2="11.16cm">
          <text:p/>
        </draw:line>
        <draw:line draw:style-name="gr7" draw:text-style-name="P3" draw:layer="layout" svg:x1="6.398cm" svg:y1="11.16cm" svg:x2="8.938cm" svg:y2="14.652cm">
          <text:p/>
        </draw:line>
        <draw:line draw:style-name="gr8" draw:text-style-name="P3" draw:layer="layout" svg:x1="6.398cm" svg:y1="14.97cm" svg:x2="8.938cm" svg:y2="11.477cm">
          <text:p/>
        </draw:line>
        <draw:line draw:style-name="gr9" draw:text-style-name="P3" draw:layer="layout" svg:x1="6.398cm" svg:y1="14.97cm" svg:x2="8.938cm" svg:y2="14.97cm">
          <text:p/>
        </draw:line>
        <draw:line draw:style-name="gr10" draw:text-style-name="P3" draw:layer="layout" svg:x1="11.478cm" svg:y1="11.16cm" svg:x2="14.018cm" svg:y2="11.16cm">
          <text:p/>
        </draw:line>
        <draw:line draw:style-name="gr11" draw:text-style-name="P3" draw:layer="layout" svg:x1="11.478cm" svg:y1="14.97cm" svg:x2="14.018cm" svg:y2="14.97cm">
          <text:p/>
        </draw:line>
        <draw:line draw:style-name="gr12" draw:text-style-name="P3" draw:layer="layout" svg:x1="11.478cm" svg:y1="11.16cm" svg:x2="14.018cm" svg:y2="14.652cm">
          <text:p/>
        </draw:line>
        <draw:line draw:style-name="gr13" draw:text-style-name="P3" draw:layer="layout" svg:x1="11.478cm" svg:y1="14.97cm" svg:x2="14.018cm" svg:y2="11.477cm">
          <text:p/>
        </draw:line>
        <draw:line draw:style-name="gr14" draw:text-style-name="P3" draw:layer="layout" svg:x1="16.558cm" svg:y1="11.16cm" svg:x2="17.51cm" svg:y2="11.16cm">
          <text:p/>
        </draw:line>
        <draw:line draw:style-name="gr15" draw:text-style-name="P3" draw:layer="layout" svg:x1="16.558cm" svg:y1="14.97cm" svg:x2="17.51cm" svg:y2="14.97cm">
          <text:p/>
        </draw:line>
        <draw:frame draw:style-name="gr16" draw:text-style-name="P4" draw:layer="layout" svg:width="0.659cm" svg:height="0.796cm" svg:x="7.826cm" svg:y="10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4" draw:layer="layout" svg:width="0.668cm" svg:height="0.796cm" svg:x="7.827cm" svg:y="11.3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4" draw:layer="layout" svg:width="0.668cm" svg:height="0.796cm" svg:x="8.427cm" svg:y="13.3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4" draw:layer="layout" svg:width="0.689cm" svg:height="0.796cm" svg:x="8.227cm" svg:y="15.0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4" draw:layer="layout" svg:width="0.666cm" svg:height="0.796cm" svg:x="13.127cm" svg:y="10.2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4" draw:layer="layout" svg:width="0.676cm" svg:height="0.796cm" svg:x="13.727cm" svg:y="11.7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4" draw:layer="layout" svg:width="0.383cm" svg:height="0.796cm" svg:x="2.627cm" svg:y="10.3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4" draw:layer="layout" svg:width="0.392cm" svg:height="0.796cm" svg:x="2.628cm" svg:y="14.0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4" draw:layer="layout" svg:width="0.544cm" svg:height="0.796cm" svg:x="16.728cm" svg:y="10.3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4" draw:layer="layout" svg:width="0.554cm" svg:height="0.796cm" svg:x="16.728cm" svg:y="14.16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4" draw:layer="layout" svg:width="0.67cm" svg:height="0.796cm" svg:x="13.427cm" svg:y="13.1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4" draw:layer="layout" svg:width="0.672cm" svg:height="0.796cm" svg:x="13.327cm" svg:y="1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4" draw:layer="layout" svg:width="0.524cm" svg:height="0.796cm" svg:x="4.928cm" svg:y="10.6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4" draw:layer="layout" svg:width="0.533cm" svg:height="0.796cm" svg:x="4.928cm" svg:y="14.4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4" draw:layer="layout" svg:width="0.533cm" svg:height="0.796cm" svg:x="10.028cm" svg:y="10.6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4" draw:layer="layout" svg:width="0.554cm" svg:height="0.796cm" svg:x="10.029cm" svg:y="14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4" draw:layer="layout" svg:width="0.531cm" svg:height="0.796cm" svg:x="15.029cm" svg:y="10.6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4" draw:layer="layout" svg:width="0.541cm" svg:height="0.796cm" svg:x="15.03cm" svg:y="14.5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4" draw:layer="layout" svg:width="0.537cm" svg:height="0.796cm" svg:x="6.528cm" svg:y="10.36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4" draw:layer="layout" svg:width="0.546cm" svg:height="0.796cm" svg:x="6.529cm" svg:y="14.8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6" draw:text-style-name="P4" draw:layer="layout" svg:width="0.546cm" svg:height="0.796cm" svg:x="11.629cm" svg:y="10.36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4" draw:layer="layout" svg:width="0.567cm" svg:height="0.796cm" svg:x="11.629cm" svg:y="14.86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1T13:36:19.715556521</dc:date>
    <meta:editing-duration>PT3H15M16S</meta:editing-duration>
    <meta:editing-cycles>6</meta:editing-cycles>
    <meta:generator>LibreOffice/7.6.4.1$Linux_X86_64 LibreOffice_project/60$Build-1</meta:generator>
    <meta:document-statistic meta:object-count="41"/>
  </office:meta>
</office:document-meta>
</file>

<file path=Object 1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0/content.xml><?xml version="1.0" encoding="utf-8"?>
<math xmlns="http://www.w3.org/1998/Math/MathML" display="block">
  <semantics>
    <msub>
      <mi>o</mi>
      <mn>6</mn>
    </msub>
    <annotation encoding="StarMath 5.0">o_6</annotation>
  </semantics>
</math>
</file>

<file path=Object 11/content.xml><?xml version="1.0" encoding="utf-8"?>
<math xmlns="http://www.w3.org/1998/Math/MathML" display="block">
  <semantics>
    <msub>
      <mi>w</mi>
      <mn>7</mn>
    </msub>
    <annotation encoding="StarMath 5.0">w_7</annotation>
  </semantics>
</math>
</file>

<file path=Object 12/content.xml><?xml version="1.0" encoding="utf-8"?>
<math xmlns="http://www.w3.org/1998/Math/MathML" display="block">
  <semantics>
    <msub>
      <mi>w</mi>
      <mn>8</mn>
    </msub>
    <annotation encoding="StarMath 5.0">w_8</annotation>
  </semantics>
</math>
</file>

<file path=Object 1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4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15/content.xml><?xml version="1.0" encoding="utf-8"?>
<math xmlns="http://www.w3.org/1998/Math/MathML" display="block">
  <semantics>
    <msub>
      <mi>n</mi>
      <mn>3</mn>
    </msub>
    <annotation encoding="StarMath 5.0">n_3</annotation>
  </semantics>
</math>
</file>

<file path=Object 16/content.xml><?xml version="1.0" encoding="utf-8"?>
<math xmlns="http://www.w3.org/1998/Math/MathML" display="block">
  <semantics>
    <msub>
      <mi>n</mi>
      <mn>4</mn>
    </msub>
    <annotation encoding="StarMath 5.0">n_4</annotation>
  </semantics>
</math>
</file>

<file path=Object 17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8/content.xml><?xml version="1.0" encoding="utf-8"?>
<math xmlns="http://www.w3.org/1998/Math/MathML" display="block">
  <semantics>
    <msub>
      <mi>n</mi>
      <mn>6</mn>
    </msub>
    <annotation encoding="StarMath 5.0">n_6</annotation>
  </semantics>
</math>
</file>

<file path=Object 1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2/content.xml><?xml version="1.0" encoding="utf-8"?>
<math xmlns="http://www.w3.org/1998/Math/MathML" display="block">
  <semantics>
    <msub>
      <mi>w</mi>
      <mn>2</mn>
    </msub>
    <annotation encoding="StarMath 5.0">w_2</annotation>
  </semantics>
</math>
</file>

<file path=Object 2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21/content.xml><?xml version="1.0" encoding="utf-8"?>
<math xmlns="http://www.w3.org/1998/Math/MathML" display="block">
  <semantics>
    <msub>
      <mi>o</mi>
      <mn>3</mn>
    </msub>
    <annotation encoding="StarMath 5.0">o_3</annotation>
  </semantics>
</math>
</file>

<file path=Object 22/content.xml><?xml version="1.0" encoding="utf-8"?>
<math xmlns="http://www.w3.org/1998/Math/MathML" display="block">
  <semantics>
    <msub>
      <mi>o</mi>
      <mn>4</mn>
    </msub>
    <annotation encoding="StarMath 5.0">o_4</annotation>
  </semantics>
</math>
</file>

<file path=Object 3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4/content.xml><?xml version="1.0" encoding="utf-8"?>
<math xmlns="http://www.w3.org/1998/Math/MathML" display="block">
  <semantics>
    <msub>
      <mi>w</mi>
      <mn>4</mn>
    </msub>
    <annotation encoding="StarMath 5.0">w_4</annotation>
  </semantics>
</math>
</file>

<file path=Object 5/content.xml><?xml version="1.0" encoding="utf-8"?>
<math xmlns="http://www.w3.org/1998/Math/MathML" display="block">
  <semantics>
    <msub>
      <mi>w</mi>
      <mn>5</mn>
    </msub>
    <annotation encoding="StarMath 5.0">w_5</annotation>
  </semantics>
</math>
</file>

<file path=Object 6/content.xml><?xml version="1.0" encoding="utf-8"?>
<math xmlns="http://www.w3.org/1998/Math/MathML" display="block">
  <semantics>
    <msub>
      <mi>w</mi>
      <mn>6</mn>
    </msub>
    <annotation encoding="StarMath 5.0">w_6</annotation>
  </semantics>
</math>
</file>

<file path=Object 7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9/content.xml><?xml version="1.0" encoding="utf-8"?>
<math xmlns="http://www.w3.org/1998/Math/MathML" display="block">
  <semantics>
    <msub>
      <mi>o</mi>
      <mn>5</mn>
    </msub>
    <annotation encoding="StarMath 5.0">o_5</annotation>
  </semantics>
</math>
</file>